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8cm" fo:min-width="7.5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0.2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0.28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.2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cm" svg:x="2.6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4cm" svg:y1="3.4cm" svg:x2="4.4cm" svg:y2="4.7cm">
          <text:p/>
        </draw:line>
        <draw:line draw:style-name="gr2" draw:text-style-name="P1" draw:layer="layout" svg:x1="4.4cm" svg:y1="6.9cm" svg:x2="4.4cm" svg:y2="8.5cm">
          <text:p/>
        </draw:line>
        <draw:custom-shape draw:style-name="gr1" draw:text-style-name="P1" draw:layer="layout" svg:width="7cm" svg:height="2.3cm" svg:x="1.1cm" svg:y="4.7cm">
          <text:p text:style-name="P1">GET number1</text:p>
          <draw:enhanced-geometry svg:viewBox="0 0 21600 21600" draw:glue-points="?f6 0 10800 ?f8 ?f11 10800 ?f9 21600 10800 ?f10 ?f5 10800" draw:text-areas="?f3 ?f3 ?f4 ?f4" draw:type="parallelogram" draw:modifiers="3131.552635337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cm" svg:height="2.3cm" svg:x="1cm" svg:y="8.5cm">
          <text:p text:style-name="P1">GET number2</text:p>
          <draw:enhanced-geometry svg:viewBox="0 0 21600 21600" draw:glue-points="?f6 0 10800 ?f8 ?f11 10800 ?f9 21600 10800 ?f10 ?f5 10800" draw:text-areas="?f3 ?f3 ?f4 ?f4" draw:type="parallelogram" draw:modifiers="3131.552635337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10.8cm" svg:x2="4.3cm" svg:y2="12.1cm">
          <text:p/>
        </draw:line>
        <draw:custom-shape draw:style-name="gr1" draw:text-style-name="P1" draw:layer="layout" svg:width="4.3cm" svg:height="4cm" svg:x="2.1cm" svg:y="12.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9.066cm" svg:height="6.65cm" svg:x="10.234cm" svg:y="2.25cm">
          <draw:text-box>
            <text:p>Key:</text:p>
            <text:p/>
            <text:p>1. number1 = number2</text:p>
            <text:p/>
            <text:p text:style-name="P1">2. “The two numbers you have</text:p>
            <text:p text:style-name="P2">entered are different”</text:p>
            <text:p text:style-name="P2"/>
            <text:p text:style-name="P2">3.”The two numbers you have </text:p>
            <text:p text:style-name="P2">entered are the same”</text:p>
          </draw:text-box>
        </draw:frame>
        <draw:line draw:style-name="gr2" draw:text-style-name="P1" draw:layer="layout" svg:x1="6.4cm" svg:y1="14.1cm" svg:x2="8cm" svg:y2="14.1cm">
          <text:p/>
        </draw:line>
        <draw:line draw:style-name="gr2" draw:text-style-name="P1" draw:layer="layout" svg:x1="4.2cm" svg:y1="16.1cm" svg:x2="4.2cm" svg:y2="17.5cm">
          <text:p/>
        </draw:line>
        <draw:frame draw:style-name="gr3" draw:layer="layout" svg:width="0.891cm" svg:height="0.962cm" svg:x="6.609cm" svg:y="13.2cm">
          <draw:text-box>
            <text:p>F</text:p>
          </draw:text-box>
        </draw:frame>
        <draw:frame draw:style-name="gr4" draw:layer="layout" svg:width="0.891cm" svg:height="0.962cm" svg:x="4.109cm" svg:y="16.238cm">
          <draw:text-box>
            <text:p>T</text:p>
          </draw:text-box>
        </draw:frame>
        <draw:custom-shape draw:style-name="gr1" draw:text-style-name="P1" draw:layer="layout" svg:width="6cm" svg:height="2.7cm" svg:x="7.2cm" svg:y="13.2cm">
          <text:p text:style-name="P1">PUT 2</text:p>
          <draw:enhanced-geometry svg:viewBox="0 0 21600 21600" draw:glue-points="?f6 0 10800 ?f8 ?f11 10800 ?f9 21600 10800 ?f10 ?f5 10800" draw:text-areas="?f3 ?f3 ?f4 ?f4" draw:type="parallelogram" draw:modifiers="3984.535910681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2.7cm" svg:x="1.3cm" svg:y="17.6cm">
          <text:p text:style-name="P1">PUT 3</text:p>
          <draw:enhanced-geometry svg:viewBox="0 0 21600 21600" draw:glue-points="?f6 0 10800 ?f8 ?f11 10800 ?f9 21600 10800 ?f10 ?f5 10800" draw:text-areas="?f3 ?f3 ?f4 ?f4" draw:type="parallelogram" draw:modifiers="3984.535910681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cm" svg:y1="20.4cm" svg:x2="4cm" svg:y2="21.9cm">
          <text:p/>
        </draw:line>
        <draw:custom-shape draw:style-name="gr1" draw:text-style-name="P1" draw:layer="layout" svg:width="3.8cm" svg:height="2.2cm" svg:x="2.2cm" svg:y="2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9cm" svg:y1="15.9cm" svg:x2="6cm" svg:y2="23cm">
          <text:p/>
        </draw:line>
        <draw:frame draw:style-name="gr5" draw:layer="layout" svg:width="12.2cm" svg:height="9.494cm" svg:x="8.5cm" svg:y="19.2cm">
          <draw:text-box>
            <text:p>Test data:</text:p>
            <text:p/>
            <text:p>Number1=2</text:p>
            <text:p>Number2=3</text:p>
            <text:p/>
            <text:p>“The numbers you have entered are different”</text:p>
            <text:p/>
            <text:p>Number1=4</text:p>
            <text:p>Number2=4</text:p>
            <text:p/>
            <text:p>“The numbers you have entered are the same”</text:p>
          </draw:text-box>
        </draw:frame>
      </draw:page>
      <draw:page draw:name="page2" draw:style-name="dp1" draw:master-page-name="Default">
        <draw:custom-shape draw:style-name="gr1" draw:text-style-name="P1" draw:layer="layout" svg:width="3.248cm" svg:height="2.194cm" svg:x="2.441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21cm" svg:y1="3.794cm" svg:x2="4.021cm" svg:y2="4.983cm">
          <text:p/>
        </draw:line>
        <draw:custom-shape draw:style-name="gr1" draw:text-style-name="P1" draw:layer="layout" svg:width="5.53cm" svg:height="2.652cm" svg:x="1.3cm" svg:y="5.074cm">
          <text:p text:style-name="P1">GET age</text:p>
          <draw:enhanced-geometry svg:viewBox="0 0 21600 21600" draw:glue-points="?f6 0 10800 ?f8 ?f11 10800 ?f9 21600 10800 ?f10 ?f5 10800" draw:text-areas="?f3 ?f3 ?f4 ?f4" draw:type="parallelogram" draw:modifiers="3894.2390096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933cm" svg:y1="7.634cm" svg:x2="3.933cm" svg:y2="8.823cm">
          <text:p/>
        </draw:line>
        <draw:custom-shape draw:style-name="gr1" draw:text-style-name="P1" draw:layer="layout" svg:width="3.511cm" svg:height="3.292cm" svg:x="2.178cm" svg:y="8.914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9.176cm" svg:height="7.361cm" svg:x="8.322cm" svg:y="1.691cm">
          <draw:text-box>
            <text:p>Key:</text:p>
            <text:p/>
            <text:p>1. age&lt;17</text:p>
            <text:p/>
            <text:p>2.age&gt;=17</text:p>
            <text:p/>
            <text:p>3. “You are too young to drive”</text:p>
            <text:p/>
            <text:p>4.”You are old enough to drive”</text:p>
            <text:p/>
          </draw:text-box>
        </draw:frame>
        <draw:line draw:style-name="gr2" draw:text-style-name="P1" draw:layer="layout" svg:x1="5.689cm" svg:y1="10.56cm" svg:x2="6.742cm" svg:y2="10.56cm">
          <text:p/>
        </draw:line>
        <draw:line draw:style-name="gr2" draw:text-style-name="P1" draw:layer="layout" svg:x1="3.933cm" svg:y1="12.114cm" svg:x2="3.933cm" svg:y2="13.394cm">
          <text:p/>
        </draw:line>
        <draw:frame draw:style-name="gr7" draw:layer="layout" svg:width="0.891cm" svg:height="0.962cm" svg:x="5.776cm" svg:y="9.68cm">
          <draw:text-box>
            <text:p>F</text:p>
          </draw:text-box>
        </draw:frame>
        <draw:frame draw:style-name="gr8" draw:layer="layout" svg:width="0.891cm" svg:height="0.962cm" svg:x="3.941cm" svg:y="12.297cm">
          <draw:text-box>
            <text:p>T</text:p>
          </draw:text-box>
        </draw:frame>
        <draw:custom-shape draw:style-name="gr1" draw:text-style-name="P1" draw:layer="layout" svg:width="5.003cm" svg:height="2.285cm" svg:x="6.479cm" svg:y="9.646cm">
          <text:p text:style-name="P1">PUT 3</text:p>
          <draw:enhanced-geometry svg:viewBox="0 0 21600 21600" draw:glue-points="?f6 0 10800 ?f8 ?f11 10800 ?f9 21600 10800 ?f10 ?f5 10800" draw:text-areas="?f3 ?f3 ?f4 ?f4" draw:type="parallelogram" draw:modifiers="3034.83599368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599cm" svg:height="3.292cm" svg:x="2.09cm" svg:y="13.394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3.845cm" svg:y1="16.777cm" svg:x2="3.845cm" svg:y2="18.057cm">
          <text:p text:style-name="P1"/>
        </draw:line>
        <draw:frame draw:style-name="gr10" draw:layer="layout" svg:width="0.891cm" svg:height="0.962cm" svg:x="3.845cm" svg:y="16.869cm">
          <draw:text-box>
            <text:p>T</text:p>
          </draw:text-box>
        </draw:frame>
        <draw:line draw:style-name="gr2" draw:text-style-name="P1" draw:layer="layout" svg:x1="5.689cm" svg:y1="15.04cm" svg:x2="7.181cm" svg:y2="15.04cm">
          <text:p/>
        </draw:line>
        <draw:frame draw:style-name="gr10" draw:layer="layout" svg:width="0.891cm" svg:height="0.962cm" svg:x="5.952cm" svg:y="14.252cm">
          <draw:text-box>
            <text:p>F</text:p>
          </draw:text-box>
        </draw:frame>
        <draw:custom-shape draw:style-name="gr1" draw:text-style-name="P1" draw:layer="layout" svg:width="5.003cm" svg:height="2.286cm" svg:x="6.918cm" svg:y="14.034cm">
          <text:p text:style-name="P1">PUT 3</text:p>
          <draw:enhanced-geometry svg:viewBox="0 0 21600 21600" draw:glue-points="?f6 0 10800 ?f8 ?f11 10800 ?f9 21600 10800 ?f10 ?f5 10800" draw:text-areas="?f3 ?f3 ?f4 ?f4" draw:type="parallelogram" draw:modifiers="3034.83599368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03cm" svg:height="2.285cm" svg:x="1.651cm" svg:y="18.149cm">
          <text:p text:style-name="P1">PUT 2</text:p>
          <draw:enhanced-geometry svg:viewBox="0 0 21600 21600" draw:glue-points="?f6 0 10800 ?f8 ?f11 10800 ?f9 21600 10800 ?f10 ?f5 10800" draw:text-areas="?f3 ?f3 ?f4 ?f4" draw:type="parallelogram" draw:modifiers="3034.83599368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933cm" svg:y1="20.434cm" svg:x2="3.933cm" svg:y2="21.714cm">
          <text:p/>
        </draw:line>
        <draw:custom-shape draw:style-name="gr1" draw:text-style-name="P1" draw:layer="layout" svg:width="3.862cm" svg:height="2.103cm" svg:x="2.178cm" svg:y="21.89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131cm" svg:y1="10.834cm" svg:x2="13.2cm" svg:y2="10.8cm">
          <text:p/>
        </draw:line>
        <draw:line draw:style-name="gr2" draw:text-style-name="P1" draw:layer="layout" svg:x1="13.1cm" svg:y1="10.794cm" svg:x2="13.1cm" svg:y2="19.8cm">
          <text:p/>
        </draw:line>
        <draw:line draw:style-name="gr2" draw:text-style-name="P1" draw:layer="layout" svg:x1="13cm" svg:y1="19.9cm" svg:x2="6.04cm" svg:y2="22.994cm">
          <text:p/>
        </draw:line>
        <draw:line draw:style-name="gr2" draw:text-style-name="P1" draw:layer="layout" svg:x1="9.288cm" svg:y1="16.32cm" svg:x2="6.04cm" svg:y2="22.811cm">
          <text:p/>
        </draw:line>
        <draw:frame draw:style-name="gr11" draw:layer="layout" svg:width="10.3cm" svg:height="7.361cm" svg:x="10.3cm" svg:y="21.339cm">
          <draw:text-box draw:corner-radius="0.4cm">
            <text:p>Test data:</text:p>
            <text:p/>
            <text:p>Age=12</text:p>
            <text:p>“You are not old enough to drive”</text:p>
            <text:p/>
            <text:p>Age=84</text:p>
            <text:p>“You are old enough to drive”</text:p>
            <text:p/>
            <text:p>Age=17</text:p>
            <text:p>“You are old enough to drive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2:12:48.557000000</meta:creation-date>
    <dc:date>2014-10-06T11:49:04.594000000</dc:date>
    <meta:editing-duration>PT18M1S</meta:editing-duration>
    <meta:editing-cycles>5</meta:editing-cycles>
    <meta:generator>LibreOffice/4.2.5.2$Windows_x86 LibreOffice_project/61cb170a04bb1f12e77c884eab9192be736ec5f5</meta:generator>
    <meta:document-statistic meta:object-count="43"/>
  </office:meta>
</office:document-meta>
</file>